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91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ffffff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Headers</text:p>
          </table:table-cell>
          <table:table-cell table:style-name="ce2" office:value-type="string" calcext:value-type="string">
            <text:p>Outside</text:p>
          </table:table-cell>
          <table:table-cell table:style-name="ce2" office:value-type="string" calcext:value-type="string">
            <text:p>Total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E3])" office:value-type="float" office:value="31" calcext:value-type="float">
            <text:p>3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troduction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442" calcext:value-type="float">
            <text:p>44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float" office:value="1424" calcext:value-type="float">
            <text:p>142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SUM([.C6:.E6])" office:value-type="float" office:value="1481" calcext:value-type="float">
            <text:p>148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thodology</text:p>
          </table:table-cell>
          <table:table-cell office:value-type="float" office:value="2421" calcext:value-type="float">
            <text:p>2421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table:formula="of:=SUM([.C7:.E7])" office:value-type="float" office:value="2657" calcext:value-type="float">
            <text:p>265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formula="of:=SUM([.C8:.E8])" office:value-type="float" office:value="533" calcext:value-type="float">
            <text:p>53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1621" calcext:value-type="float">
            <text:p>1621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table:formula="of:=SUM([.C9:.E9])" office:value-type="float" office:value="1796" calcext:value-type="float">
            <text:p>179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iscussion</text:p>
          </table:table-cell>
          <table:table-cell office:value-type="float" office:value="3150" calcext:value-type="float">
            <text:p>315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table:formula="of:=SUM([.C10:.E10])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nclu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requisites</text:p>
          </table:table-cell>
          <table:table-cell office:value-type="float" office:value="1928" calcext:value-type="float">
            <text:p>1928</text:p>
          </table:table-cell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table:formula="of:=SUM([.C12:.E12])" office:value-type="float" office:value="2199" calcext:value-type="float">
            <text:p>219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dditional Figu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([.C13:.E13])"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ody Total</text:p>
          </table:table-cell>
          <table:table-cell table:style-name="ce3" table:formula="of:=SUM([.C3:.C11])" office:value-type="float" office:value="9453" calcext:value-type="float">
            <text:p>9453</text:p>
          </table:table-cell>
          <table:table-cell table:style-name="ce3" table:formula="of:=SUM([.D3:.D11])" office:value-type="float" office:value="83" calcext:value-type="float">
            <text:p>83</text:p>
          </table:table-cell>
          <table:table-cell table:style-name="ce3" table:formula="of:=SUM([.E3:.E11])" office:value-type="float" office:value="666" calcext:value-type="float">
            <text:p>666</text:p>
          </table:table-cell>
          <table:table-cell table:style-name="ce3" table:formula="of:=SUM([.C14:.E14])" office:value-type="float" office:value="10202" calcext:value-type="float">
            <text:p>10202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3:.C13])" office:value-type="float" office:value="11381" calcext:value-type="float">
            <text:p>11381</text:p>
          </table:table-cell>
          <table:table-cell table:style-name="ce4" table:formula="of:=SUM([.D3:.D13])" office:value-type="float" office:value="116" calcext:value-type="float">
            <text:p>116</text:p>
          </table:table-cell>
          <table:table-cell table:style-name="ce4" table:formula="of:=SUM([.E3:.E13])" office:value-type="float" office:value="923" calcext:value-type="float">
            <text:p>923</text:p>
          </table:table-cell>
          <table:table-cell table:style-name="ce4" table:formula="of:=SUM([.C15:.E15])" office:value-type="float" office:value="12420" calcext:value-type="float">
            <text:p>12420</text:p>
          </table:table-cell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0:05:33.329036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9:00:15.986284366</meta:creation-date>
    <meta:generator>LibreOffice/24.2.5.2$Linux_X86_64 LibreOffice_project/420$Build-2</meta:generator>
    <dc:date>2024-09-04T10:05:47.823962634</dc:date>
    <meta:editing-duration>PT8M24S</meta:editing-duration>
    <meta:editing-cycles>6</meta:editing-cycles>
    <meta:document-statistic meta:table-count="1" meta:cell-count="70" meta:object-count="0"/>
  </office:meta>
</office:document-meta>
</file>